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2AFD79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loco_25_20presentation-title">
      <style:graphic-properties draw:auto-grow-height="true" fo:min-height="3.501cm"/>
    </style:style>
    <style:style style:name="pr2" style:family="presentation" style:parent-style-name="loco_25_20presentation-subtitle">
      <style:graphic-properties draw:fill-color="#ffffff" draw:auto-grow-height="true" fo:min-height="12.361cm"/>
    </style:style>
    <style:style style:name="pr3" style:family="presentation" style:parent-style-name="loco_25_20presentation-notes">
      <style:graphic-properties draw:fill-color="#ffffff" draw:auto-grow-height="true" fo:min-height="13.365cm"/>
    </style:style>
    <style:style style:name="pr4" style:family="presentation" style:parent-style-name="loco_25_20presentation-title">
      <style:graphic-properties fo:min-height="1.75cm"/>
    </style:style>
    <style:style style:name="pr5" style:family="presentation" style:parent-style-name="loco_25_20presentation-subtitle">
      <style:graphic-properties draw:fill-color="#ffffff" fo:min-height="15.11cm"/>
    </style:style>
    <style:style style:name="pr6" style:family="presentation" style:parent-style-name="loco_25_20presentation-notes">
      <style:graphic-properties draw:fill-color="#ffffff" fo:min-height="13.114cm"/>
    </style:style>
    <style:style style:name="pr7" style:family="presentation" style:parent-style-name="loco_25_20presentation-subtitle" style:list-style-name="L2">
      <style:graphic-properties draw:fill-color="#ffffff" fo:min-height="15.1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Comet: practical solution or crutch?</presentation:footer-decl>
      <presentation:date-time-decl presentation:name="dtd1" presentation:source="current-date" style:data-style-name="D3"/>
      <draw:page draw:name="page1" draw:style-name="dp1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199cm" svg:height="3.625cm" svg:x="0.801cm" svg:y="1.937cm" presentation:class="title" presentation:user-transformed="true">
          <draw:text-box>
            <text:p><text:span text:style-name="T1">Introducing the Binary Analysis Tool</text:span></text:p>
          </draw:text-box>
        </draw:frame>
        <draw:frame presentation:style-name="pr2" draw:text-style-name="P2" draw:layer="layout" svg:width="26.099cm" svg:height="12.361cm" svg:x="0.901cm" svg:y="7.5cm" presentation:class="subtitle" presentation:user-transformed="true">
          <draw:text-box>
            <text:p>Armijn Hemel</text:p>
            <text:p>Loco (Loohuis Consulting)</text:p>
            <text:p>Embedded Linux Conference Europe 2010</text:p>
            <text:p>October 28 2010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About Armijn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sysadmin, programmer and consultant at Loco (Loohuis Consulting) in Utrecht, the Netherlands</text:p>
              </text:list-item>
              <text:list-item>
                <text:p><text:s/>MSc Computer Science from Utrecht University</text:p>
              </text:list-item>
              <text:list-item>
                <text:p><text:s/>NLUUG board member 2006-2010</text:p>
              </text:list-item>
              <text:list-item>
                <text:p><text:s/>coreteam gpl-violations.org since 200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About Loco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based in Utrecht, the Netherlands</text:p>
              </text:list-item>
              <text:list-item>
                <text:p><text:s/>specialized hosting</text:p>
              </text:list-item>
              <text:list-item>
                <text:p><text:s/>web development with new web techniques</text:p>
              </text:list-item>
              <text:list-item>
                <text:p><text:s/>GPL license compliance engineering and training</text:p>
              </text:list-item>
              <text:list-item>
                <text:p><text:s/>FLOSS advise</text:p>
              </text:list-item>
            </text:list>
            <text:p/>
            <text:p>Our motto:</text:p>
            <text:p/>
            <text:p>“If it's possible we can do it. If not, it will take a bit longer.”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Talk outline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background of gpl-violations.org</text:p>
              </text:list-item>
              <text:list-item>
                <text:p><text:s/>History of how I got involved with gpl-violations.org and how this led to the Binary Analysis Tool (BAT)</text:p>
              </text:list-item>
              <text:list-item>
                <text:p><text:s/>Architectural overview of BAT</text:p>
              </text:list-item>
              <text:list-item>
                <text:p><text:s/>BAT demo</text:p>
              </text:list-item>
              <text:list-item>
                <text:p><text:s/>Getting involved with BAT (or: why and where we need your hel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History of gpl-violations.org</text:p>
          </draw:text-box>
        </draw:frame>
        <draw:frame presentation:style-name="pr5" draw:layer="layout" svg:width="26.099cm" svg:height="15.36cm" svg:x="0.901cm" svg:y="4.5cm" presentation:class="subtitle">
          <draw:text-box>
            <text:p>gpl-violations.org was founded by Harald Welte (Netfilter) out of frustration:</text:p>
            <text:p/>
            <text:list text:style-name="L1">
              <text:list-item>
                <text:p><text:s/>devices using his software were not GPL compliant</text:p>
              </text:list-item>
              <text:list-item>
                <text:p><text:s/>snubbed/ignored by companies when requesting sources</text:p>
              </text:list-item>
              <text:list-item>
                <text:p><text:s/>soft approach cost tons of time, with few good results</text:p>
              </text:list-item>
            </text:list>
            <text:p/>
            <text:p>Harald saw it as an interesting legal challenge and did not give up.</text:p>
            <text:p/>
            <text:p>Many cases have been handled since then, mostly in Germany, helping clarify the legal status of FLOS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How gpl-violations.org work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First a report comes in:</text:p>
            <text:p/>
            <text:list text:style-name="L1">
              <text:list-item>
                <text:p><text:s/>legal@lists.gpl-violations.org (public)</text:p>
              </text:list-item>
              <text:list-item>
                <text:p><text:s/>license-violation@gpl-violations.org (private)</text:p>
              </text:list-item>
              <text:list-item>
                <text:p><text:s/>forwards from other organisations, like Freedom Task Force (private)</text:p>
              </text:list-item>
              <text:list-item>
                <text:p><text:s/>community projects (OpenWrt, ...)</text:p>
              </text:list-item>
              <text:list-item>
                <text:p><text:s/>own research and watching known/past offenders</text:p>
              </text:list-item>
            </text:list>
            <text:p/>
            <text:p>After verification (test purchase and/or compliance engineering) we send a cease and desist, or hand it off to the proper copyright holder(s), such as BusyBox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Violations aftercare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gpl-violations.org is not about extorting money from companies. It is about creating awareness and creating a level playing field.</text:p>
            <text:p/>
            <text:p>To increase awareness after legal action we:</text:p>
            <text:p/>
            <text:list text:style-name="L1">
              <text:list-item>
                <text:p><text:s/>refer to Freedom Task Force (FSF Europe)</text:p>
              </text:list-item>
              <text:list-item>
                <text:p><text:s/>give pointers to documentation (risk grid, GPL compliance engineering guide, etc.)</text:p>
              </text:list-item>
              <text:list-item>
                <text:p><text:s/>refer to companies who can help change processes</text:p>
              </text:list-item>
            </text:list>
            <text:p/>
            <text:p>Unfortunately not all companies follow up on our advise, so we keep bugging them until they lis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How did I get involved?</text:p>
          </draw:text-box>
        </draw:frame>
        <draw:frame presentation:style-name="pr5" draw:layer="layout" svg:width="26.099cm" svg:height="15.36cm" svg:x="0.901cm" svg:y="4.5cm" presentation:class="subtitle">
          <draw:text-box>
            <text:p>In summer 2005 I spotted a cheap NAS box:</text:p>
            <text:p/>
            <text:list text:style-name="L1">
              <text:list-item>
                <text:p><text:s/>ADMtek 5120 MIPS</text:p>
              </text:list-item>
              <text:list-item>
                <text:p><text:s/>Linux 2.4.18</text:p>
              </text:list-item>
              <text:list-item>
                <text:p><text:s/>Samba 2.2.8a</text:p>
              </text:list-item>
              <text:list-item>
                <text:p><text:s/>old software</text:p>
              </text:list-item>
            </text:list>
            <text:p/>
            <text:p>I wanted to fix the device:</text:p>
            <text:p/>
            <text:list text:continue-numbering="true" text:style-name="L1">
              <text:list-item>
                <text:p><text:s/>newer Samba</text:p>
              </text:list-item>
              <text:list-item>
                <text:p><text:s/>Bluetooth</text:p>
              </text:list-item>
            </text:list>
            <text:p/>
            <text:p>Problem: no source, so I pushed the company until there were complete source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Joining gpl-violations.org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In the next few months I found tons of violations. Harald asked me to join gpl-violations.org around October 2005.</text:p>
            <text:p/>
            <text:p>Since then many things have happened:</text:p>
            <text:p/>
            <text:list text:style-name="L1">
              <text:list-item>
                <text:p><text:s/>help FSFE build the European Legal Network</text:p>
              </text:list-item>
              <text:list-item>
                <text:p><text:s/>lots and lots of cases, validating GPL in court a few times</text:p>
              </text:list-item>
              <text:list-item>
                <text:p><text:s/>documentation in various languages, including traditional Chinese</text:p>
              </text:list-item>
            </text:list>
            <text:p/>
            <text:p>After more than five years work is slowly starting to pay off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Observation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The consumer electronics market works differently than I thought (and the vast majority of people think).</text:p>
            <text:p/>
            <text:p>Most companies don’t violate licenses on purpose:</text:p>
            <text:p/>
            <text:list text:style-name="L1">
              <text:list-item>
                <text:p><text:s/>not the real manufacturers, reselling devices from Asia</text:p>
              </text:list-item>
              <text:list-item>
                <text:p><text:s/>no engineers, just sales and support, so can’t check claims</text:p>
              </text:list-item>
              <text:list-item>
                <text:p><text:s/>no clue: ``there is no software in this device’’</text:p>
              </text:list-item>
              <text:list-item>
                <text:p><text:s/>trust their suppliers to get it right</text:p>
              </text:list-item>
              <text:list-item>
                <text:p><text:s/>just want to do business and sell their product</text:p>
              </text:list-item>
              <text:list-item>
                <text:p><text:s/>cut throat market: very low margins, very fierce competition</text:p>
              </text:list-item>
              <text:list-item>
                <text:p><text:s/>no delays are accepted, time to market is everything</text:p>
              </text:list-item>
              <text:list-item>
                <text:p><text:s/>compliance and processes are too cos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Origin of violations: Asia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Economical reasons:</text:p>
            <text:list text:style-name="L1">
              <text:list-item>
                <text:p><text:s/>cut throat market: large volumes, very low margin, very fierce competition</text:p>
              </text:list-item>
            </text:list>
            <text:p/>
            <text:p>Language reasons:</text:p>
            <text:list text:continue-numbering="true" text:style-name="L1">
              <text:list-item>
                <text:p><text:s/>legalese</text:p>
              </text:list-item>
              <text:list-item>
                <text:p><text:s/>...in a foreign language (GPL is only valid in English)</text:p>
              </text:list-item>
            </text:list>
            <text:p/>
            <text:p>Cultural reasons:</text:p>
            <text:list text:continue-numbering="true" text:style-name="L1">
              <text:list-item>
                <text:p><text:s/>our copyright is very much a western thing</text:p>
              </text:list-item>
              <text:list-item>
                <text:p><text:s/>GPL was written in the US, by Americans</text:p>
              </text:list-item>
            </text:list>
            <text:p/>
            <text:p>Technical reasons:</text:p>
            <text:list text:continue-numbering="true" text:style-name="L1">
              <text:list-item>
                <text:p><text:s/>no proper code management</text:p>
              </text:list-item>
              <text:list-item>
                <text:p><text:s/>many devices built as ``one-off’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Device lifecycle (simplified)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2">
              <text:list-item>
                <text:p><text:s/>chipset manufacturer makes a chip</text:p>
              </text:list-item>
              <text:list-item>
                <text:p><text:s/>board manufacturer makes a reference board</text:p>
              </text:list-item>
              <text:list-item>
                <text:p><text:s/>software manufacturer makes/ports a software stack and software development kit (SDK)</text:p>
              </text:list-item>
              <text:list-item>
                <text:p><text:s/>software manufacturer makes a turnkey solution</text:p>
              </text:list-item>
              <text:list-item>
                <text:p><text:s/>turnkey solution is customized (webpages, extra functionality, extra branding, etc.)</text:p>
              </text:list-item>
              <text:list-item>
                <text:p><text:s/>turnkey solution is rebadged and sold to end consumers (gpl-violations.org enforces copyrights here)</text:p>
              </text:list-item>
            </text:list>
            <text:p/>
            <text:p>In every step things can go wrong:</text:p>
            <text:list text:style-name="L3">
              <text:list-item>
                <text:p><text:s/>code added/removed/altered or not passed through the ch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Common violation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Apart from ``no source code at all’’:</text:p>
            <text:p/>
            <text:list text:style-name="L1">
              <text:list-item>
                <text:p><text:s/>out of sync releases of binaries (firmware updates) and sources</text:p>
              </text:list-item>
              <text:list-item>
                <text:p><text:s/>no sources for C library or other parts of the SDK that end up in a device</text:p>
              </text:list-item>
              <text:list-item>
                <text:p><text:s/>binary only toolchain (compiler, C library, other tools)</text:p>
              </text:list-item>
              <text:list-item>
                <text:p><text:s/>add-on/out of tree kernel modules</text:p>
              </text:list-item>
              <text:list-item>
                <text:p><text:s/>linking with proprietary code, not following GPLv2 requirements</text:p>
              </text:list-item>
              <text:list-item>
                <text:p><text:s/>linking with proprietary code, not following LGPLv2 or LGPLv2.1 requirements</text:p>
              </text:list-item>
              <text:list-item>
                <text:p><text:s/>missing configuration needed to compile programs</text:p>
              </text:list-item>
              <text:list-item>
                <text:p><text:s/>leftovers from the development process (tools, programs, or complete firmwares for other devic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 presentation:user-transformed="true">
          <draw:text-box>
            <text:p>Policy problem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1">
              <text:list-item>
                <text:p><text:s/>no central point for compliance</text:p>
              </text:list-item>
              <text:list-item>
                <text:p><text:s/>compliance knowledge concentrated in one person, often an engineer</text:p>
              </text:list-item>
              <text:list-item>
                <text:p><text:s/>not following up with reporters</text:p>
              </text:list-item>
              <text:list-item>
                <text:p><text:s/>no version tracking of cases/source requests and their outcome</text:p>
              </text:list-item>
              <text:list-item>
                <text:p><text:s/>no version tracking of binaries (which firmware was shipped to whom and when), like ``beta versions’’ distributed by support staff</text:p>
              </text:list-item>
              <text:list-item>
                <text:p><text:s/>no properly trained support staff (``This is proprietary and we cannot give you the source code’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Helping companies fix their problem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Fixing violations at the end of the supply chain is hard:</text:p>
            <text:p/>
            <text:list text:style-name="L1">
              <text:list-item>
                <text:p><text:s/>lot of work</text:p>
              </text:list-item>
              <text:list-item>
                <text:p><text:s/>few results</text:p>
              </text:list-item>
              <text:list-item>
                <text:p><text:s/>hardly any process improvement, so violations keep coming</text:p>
              </text:list-item>
              <text:list-item>
                <text:p><text:s/>has to be implemented industry wide to be successful</text:p>
              </text:list-item>
              <text:list-item>
                <text:p><text:s/>frustrating for us, frustrating for companies and frustrating for reporters</text:p>
              </text:list-item>
            </text:list>
            <text:p/>
            <text:p>A better solution is to push the problem back into the supply chain and get it fixed at the source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Taking on the supply chain</text:p>
          </draw:text-box>
        </draw:frame>
        <draw:frame presentation:style-name="pr5" draw:layer="layout" svg:width="26.099cm" svg:height="15.36cm" svg:x="0.901cm" svg:y="4.5cm" presentation:class="subtitle">
          <draw:text-box>
            <text:p>First try: GPL compliance engineering guide, with a technical description of how we find violations.</text:p>
            <text:p/>
            <text:p>Reasons:</text:p>
            <text:p/>
            <text:list text:style-name="L1">
              <text:list-item>
                <text:p><text:s/>demystifying GPL compliance engineering</text:p>
              </text:list-item>
              <text:list-item>
                <text:p><text:s/>preventing “hit by a bus syndrome”</text:p>
              </text:list-item>
            </text:list>
            <text:p/>
            <text:p>Not many results:</text:p>
            <text:p/>
            <text:list text:continue-numbering="true" text:style-name="L1">
              <text:list-item>
                <text:p><text:s/>western consumer electronics companies still don't have (many) engineers who can do/understand it</text:p>
              </text:list-item>
              <text:list-item>
                <text:p><text:s/>steep learning curve and engineers don't have time</text:p>
              </text:list-item>
              <text:list-item>
                <text:p><text:s/>(grudgingly admitting) guide could use a few quality boo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Taking on the supply chain (2)</text:p>
          </draw:text-box>
        </draw:frame>
        <draw:frame presentation:style-name="pr5" draw:layer="layout" svg:width="26.099cm" svg:height="15.36cm" svg:x="0.901cm" svg:y="4.5cm" presentation:class="subtitle">
          <draw:text-box>
            <text:p>Second try: automate our knowledge by codifying it in a program.</text:p>
            <text:p/>
            <text:p>Benefits:</text:p>
            <text:p/>
            <text:list text:style-name="L1">
              <text:list-item>
                <text:p><text:s/>easier to get up to speed with compliance engineering</text:p>
              </text:list-item>
              <text:list-item>
                <text:p><text:s/>easier to reproduce results</text:p>
              </text:list-item>
              <text:list-item>
                <text:p><text:s/>common set of rules/reporting format</text:p>
              </text:list-item>
              <text:list-item>
                <text:p><text:s/>faster than manual in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inary Analysis Tool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The Binary Analysis Tool (BAT) automates compliance engineering. BAT was created by Loohuis Consulting and OpenDawn and sponsored by Stichting NLnet and Linux Foundation.</text:p>
            <text:p/>
            <text:p>BAT can do:</text:p>
            <text:p/>
            <text:list text:style-name="L1">
              <text:list-item>
                <text:p><text:s/>automated unpacking of file systems and compressed files (as far as possible)</text:p>
              </text:list-item>
              <text:list-item>
                <text:p><text:s/>apply checks on individual files</text:p>
              </text:list-item>
              <text:list-item>
                <text:p><text:s/>pretty print a report</text:p>
              </text:list-item>
            </text:list>
            <text:p/>
            <text:p>Not covered:</text:p>
            <text:p/>
            <text:list text:continue-numbering="true" text:style-name="L1">
              <text:list-item>
                <text:p><text:s/>detailed examination of licenses and how they inter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architecture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written in Python</text:p>
              </text:list-item>
              <text:list-item>
                <text:p><text:s/>Apache 2 license</text:p>
              </text:list-item>
              <text:list-item>
                <text:p><text:s/>uses standard Python modules, or wraps around various commands that are run as a separate process</text:p>
              </text:list-item>
              <text:list-item>
                <text:p><text:s/>reporting in XML</text:p>
              </text:list-item>
              <text:list-item>
                <text:p><text:s/>focus is on binaries, not on source code. Source code is analysed to create knowledgebases on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plugins</text:p>
          </draw:text-box>
        </draw:frame>
        <draw:frame presentation:style-name="pr5" draw:layer="layout" svg:width="26.099cm" svg:height="15.36cm" svg:x="0.901cm" svg:y="4.5cm" presentation:class="subtitle">
          <draw:text-box>
            <text:p>BAT has two types of plugins:</text:p>
            <text:p/>
            <text:list text:style-name="L1">
              <text:list-item>
                <text:p><text:s/>unpack: used to unpack file systems and decompress compressed files</text:p>
              </text:list-item>
              <text:list-item>
                <text:p><text:s/>file: individual checks on files, currently simple string checks/regular expressions, but could be anything</text:p>
              </text:list-item>
            </text:list>
            <text:p/>
            <text:p>Plugins are added to a configuration file in INI file format. Code is imported/loaded on the fly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Unpacking</text:p>
          </draw:text-box>
        </draw:frame>
        <draw:frame presentation:style-name="pr7" draw:layer="layout" svg:width="26.099cm" svg:height="15.36cm" svg:x="0.901cm" svg:y="4.5cm" presentation:class="subtitle">
          <draw:text-box>
            <text:list text:style-name="L2">
              <text:list-item>
                <text:p><text:s/>search for an identifier, if possible. Example: <text:span text:style-name="T2">0x1f 0x8b 0x08</text:span> for gzip</text:p>
              </text:list-item>
              <text:list-item>
                <text:p><text:s/>use a standard Python module or an external tool to unpack data to a temporary directory, making it available for recursive searching</text:p>
              </text:list-item>
              <text:list-item>
                <text:p><text:s/>GOTO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Standard file checks</text:p>
          </draw:text-box>
        </draw:frame>
        <draw:frame presentation:style-name="pr5" draw:layer="layout" svg:width="26.099cm" svg:height="15.36cm" svg:x="0.901cm" svg:y="4.5cm" presentation:class="subtitle">
          <draw:text-box>
            <text:p>Several checks are performed for all files (except device files, empty files, sockets, pipes, symbolic links, etc.)</text:p>
            <text:p/>
            <text:list text:style-name="L1">
              <text:list-item>
                <text:p><text:s/>file magic, as determined by libmagic</text:p>
              </text:list-item>
              <text:list-item>
                <text:p><text:s/>size</text:p>
              </text:list-item>
              <text:list-item>
                <text:p><text:s/>relative path inside the (unpacked) file system</text:p>
              </text:list-item>
              <text:list-item>
                <text:p><text:s/>sha256sum</text:p>
              </text:list-item>
            </text:list>
            <text:p/>
            <text:p>For ELF binaries we check:</text:p>
            <text:p/>
            <text:list text:continue-numbering="true" text:style-name="L1">
              <text:list-item>
                <text:p><text:s/>architecture</text:p>
              </text:list-item>
              <text:list-item>
                <text:p><text:s/>shared libraries (if dynamically link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demo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Firmware from a device (Trendnet TEW-636ABP, GPL compliant).</text:p>
            <text:p/>
            <text:p>The firmware contains:</text:p>
            <text:p/>
            <text:list text:style-name="L1">
              <text:list-item>
                <text:p><text:s/>RedBoot</text:p>
              </text:list-item>
              <text:list-item>
                <text:p><text:s/>gzip compressed Linux kernel 2.6.15 (MIPS), with various subsystems such as mtd</text:p>
              </text:list-item>
              <text:list-item>
                <text:p><text:s/>squashfs (gzip compression) with BusyBox, various kernel modules, wireless tools, proprietary programs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 presentation:user-transformed="true">
          <draw:text-box>
            <text:p>Observations</text:p>
          </draw:text-box>
        </draw:frame>
        <draw:frame presentation:style-name="pr5" draw:layer="layout" svg:width="26.099cm" svg:height="15.36cm" svg:x="0.901cm" svg:y="4.5cm" presentation:class="subtitle">
          <draw:text-box>
            <text:p>Unpacking the test firmware is fast, but this is not always the case:</text:p>
            <text:p/>
            <text:list text:style-name="L1">
              <text:list-item>
                <text:p><text:s/>hard to tell where certain file systems/compressed files end, possibly doing a lot of duplicate work</text:p>
              </text:list-item>
              <text:list-item>
                <text:p><text:s/>some identifiers appear a lot (for example jffs2), leading to many false positives</text:p>
              </text:list-item>
              <text:list-item>
                <text:p><text:s/>encryption/DRM/Tivoization are obviously difficult</text:p>
              </text:list-item>
              <text:list-item>
                <text:p><text:s/>some vendors make modifications to file systems, especially squashfs</text:p>
              </text:list-item>
              <text:list-item>
                <text:p><text:s/>some file systems are hard to detect (for example yaffs2)</text:p>
              </text:list-item>
              <text:list-item>
                <text:p><text:s/>we can only detect what's in the firmware. If the bootloader was only on the device we would not have seen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Future Work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creating XSLT stylesheets or programs for more useful output</text:p>
              </text:list-item>
              <text:list-item>
                <text:p><text:s/>support for more file systems (your help needed!)</text:p>
              </text:list-item>
              <text:list-item>
                <text:p><text:s/>checks for source code archives to detect binary artifacts and cruft</text:p>
              </text:list-item>
              <text:list-item>
                <text:p><text:s/>web service</text:p>
              </text:list-item>
              <text:list-item>
                <text:p><text:s/>better generic brute force scanning of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How you can help</text:p>
          </draw:text-box>
        </draw:frame>
        <draw:frame presentation:style-name="pr5" draw:layer="layout" svg:width="26.099cm" svg:height="15.36cm" svg:x="0.901cm" svg:y="4.5cm" presentation:class="subtitle">
          <draw:text-box>
            <text:p>Our biggest technical problem right now is unpacking various file systems:</text:p>
            <text:p/>
            <text:list text:style-name="L1">
              <text:list-item>
                <text:p><text:s/>no user space tools to unpack, or</text:p>
              </text:list-item>
              <text:list-item>
                <text:p><text:s/>require system privileges to mount</text:p>
              </text:list-item>
            </text:list>
            <text:p/>
            <text:p>We're looking for:</text:p>
            <text:p/>
            <text:list text:continue-numbering="true" text:style-name="L1">
              <text:list-item>
                <text:p><text:s/>more user space tools to unpack file systems (jffs2, ubifs, yaffs2, etc.)</text:p>
              </text:list-item>
              <text:list-item>
                <text:p><text:s/>ports of file systems to FUSE</text:p>
              </text:list-item>
              <text:list-item>
                <text:p><text:s/>help with patches to existing tools to give more information about the size of files and file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More information about BAT</text:p>
          </draw:text-box>
        </draw:frame>
        <draw:frame presentation:style-name="pr5" draw:layer="layout" svg:width="26.099cm" svg:height="15.36cm" svg:x="0.901cm" svg:y="4.5cm" presentation:class="subtitle">
          <draw:text-box>
            <text:p>Website:</text:p>
            <text:p/>
            <text:p><text:a xlink:href="http://www.binaryanalysis.org/">http://www.binaryanalysis.org/</text:a></text:p>
            <text:p/>
            <text:p>Mailinglists:</text:p>
            <text:p/>
            <text:p><text:a xlink:href="mailto:bat-devel@binaryanalysis.org">bat-devel@binaryanalysis.org</text:a></text:p>
            <text:p><text:a xlink:href="mailto:bat-users@binaryanalysis.org">bat-users@binaryanalysis.org</text:a></text:p>
            <text:p><text:a xlink:href="mailto:bat-announce@binaryanalysis.org">bat-announce@binaryanalysis.org</text:a></text:p>
            <text:p/>
            <text:p>Microblogging:</text:p>
            <text:p/>
            <text:p><text:a xlink:href="http://twitter.com/binaryanalysis">http://twitter.com/binaryanalysis</text:a></text:p>
            <text:p>http://identi.ca/binary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The bigger picture</text:p>
          </draw:text-box>
        </draw:frame>
        <draw:frame presentation:style-name="pr5" draw:layer="layout" svg:width="26.099cm" svg:height="15.36cm" svg:x="0.901cm" svg:y="4.5cm" presentation:class="subtitle">
          <draw:text-box>
            <text:p>gpl-violations.org is not alone in helping to fix the supply chain:</text:p>
            <text:p/>
            <text:list text:style-name="L1">
              <text:list-item>
                <text:p><text:s/>Software Freedom Conservancy (enforcement)</text:p>
              </text:list-item>
              <text:list-item>
                <text:p><text:s/>FSF (enforcement)</text:p>
              </text:list-item>
              <text:list-item>
                <text:p><text:s/>FSF Europe (network of legal and technical experts)</text:p>
              </text:list-item>
              <text:list-item>
                <text:p><text:s/>Linux Foundation (workshops, trainings, documentation, FOSSBazaar)</text:p>
              </text:list-item>
            </text:list>
            <text:p/>
            <text:p>Furthermore there are various commercial source code scann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 presentation:user-transformed="true">
          <draw:text-box>
            <text:p>Linux Foundation Open Compliance Program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Linux Foundation launched the Open Compliance Program in August 2010, aimed at quick violation resolution and prevention. It encompasses amongst others:</text:p>
            <text:p/>
            <text:list text:style-name="L1">
              <text:list-item>
                <text:p><text:s/>Open Compliance Directory and Rapid Alert System (reporting violations before they become issues)</text:p>
              </text:list-item>
              <text:list-item>
                <text:p><text:s/>various tools for license checking (source code level)</text:p>
              </text:list-item>
              <text:list-item>
                <text:p><text:s/>self-assessments checklists</text:p>
              </text:list-item>
              <text:list-item>
                <text:p><text:s/>software “bill of materials” project (SPDX)</text:p>
              </text:list-item>
            </text:list>
            <text:p/>
            <text:p>http://www.linuxfoundation.org/programs/legal/compliance/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Q&amp;A</text:p>
          </draw:text-box>
        </draw:frame>
        <draw:frame presentation:style-name="pr5" draw:layer="layout" svg:width="26.099cm" svg:height="15.36cm" svg:x="0.901cm" svg:y="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Contact</text:p>
          </draw:text-box>
        </draw:frame>
        <draw:frame presentation:style-name="pr5" draw:layer="layout" svg:width="26.099cm" svg:height="15.36cm" svg:x="0.901cm" svg:y="4.5cm" presentation:class="subtitle">
          <draw:text-box>
            <text:p>Armijn Hemel</text:p>
            <text:p/>
            <text:p><text:a xlink:href="mailto:armijn@loohuis-consulting.nl">armijn@loohuis-consulting.nl</text:a></text:p>
            <text:p/>
            <text:p>No actual bats were harmed in the making of this tool or present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loco-presentation-bg" xlink:href="Pictures/1000000000000400000003002AFD791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oco_25_20presentation-background" style:display-name="loco%20presentation-background" style:family="presentation">
      <style:graphic-properties draw:stroke="none" draw:fill="bitmap" draw:fill-image-name="loco-presentation-bg" draw:fill-image-width="0cm" draw:fill-image-height="0cm" style:repeat="stretch"/>
    </style:style>
    <style:style style:name="loco_25_20presentation-backgroundobjects" style:display-name="loco%20presentatio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oco_25_20presentation-notes" style:display-name="loco%20presentation-notes" style:family="presentation">
      <style:graphic-properties draw:stroke="none" draw:fill="none">
        <text:list-style style:name="loco_25_20presentation-notes" style:display-name="loco%20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oco_25_20presentation-outline1" style:display-name="loco%20presentation-outline1" style:family="presentation">
      <style:graphic-properties draw:stroke="none" draw:fill="none">
        <text:list-style style:name="loco_25_20presentation-outline1" style:display-name="loco%20presentation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oco_25_20presentation-outline2" style:display-name="loco%20presentation-outline2" style:family="presentation" style:parent-style-name="loco_25_20presentation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oco_25_20presentation-outline3" style:display-name="loco%20presentation-outline3" style:family="presentation" style:parent-style-name="loco_25_20presentation-outline2">
      <style:paragraph-properties fo:margin-left="3.6cm" fo:margin-right="0cm" fo:margin-top="0cm" fo:margin-bottom="0.3cm" fo:text-indent="-0.6cm"/>
      <style:text-properties fo:color="#000000" fo:font-family="'Trebuchet MS'" style:font-style-name="Normal" style:font-family-generic="swiss" style:font-pitch="variable" fo:font-size="18pt" style:font-size-asian="24pt" style:font-size-complex="24pt"/>
    </style:style>
    <style:style style:name="loco_25_20presentation-outline4" style:display-name="loco%20presentation-outline4" style:family="presentation" style:parent-style-name="loco_25_20presentation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oco_25_20presentation-outline5" style:display-name="loco%20presentation-outline5" style:family="presentation" style:parent-style-name="loco_25_20presentation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6" style:display-name="loco%20presentation-outline6" style:family="presentation" style:parent-style-name="loco_25_20presentation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7" style:display-name="loco%20presentation-outline7" style:family="presentation" style:parent-style-name="loco_25_20presentation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8" style:display-name="loco%20presentation-outline8" style:family="presentation" style:parent-style-name="loco_25_20presentation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9" style:display-name="loco%20presentation-outline9" style:family="presentation" style:parent-style-name="loco_25_20presentation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subtitle" style:display-name="loco%20presentation-subtitle" style:family="presentation">
      <style:graphic-properties draw:stroke="none" draw:fill="none" draw:textarea-vertical-align="middle" draw:auto-grow-height="false">
        <text:list-style style:name="loco_25_20presentation-subtitle" style:display-name="loco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>
        <style:tab-stops/>
      </style:paragraph-properties>
      <style:text-properties fo:color="#000000" style:text-outline="false" style:text-line-through-style="none" fo:font-family="'Trebuchet MS'" style:font-style-name="Normal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oco_25_20presentation-title" style:display-name="loco%20presentation-title" style:family="presentation">
      <style:graphic-properties draw:stroke="none" draw:fill="none" draw:textarea-vertical-align="middle">
        <text:list-style style:name="loco_25_20presentation-title" style:display-name="loco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loco-presentation-bg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loco_25_20presentation-outline1">
      <style:graphic-properties fo:min-height="15.36cm"/>
    </style:style>
    <style:style style:name="Mpr2" style:family="presentation" style:parent-style-name="loco_25_20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loco_25_20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loco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4pt" style:font-size-asian="14pt" style:font-size-complex="14pt"/>
    </style:style>
    <style:style style:name="MP5" style:family="paragraph">
      <style:text-properties fo:color="#ffffff" fo:font-family="'Trebuchet MS'" style:font-family-generic="swiss" style:font-pitch="variable" fo:font-size="15pt" fo:text-shadow="none" style:font-size-asian="15pt" style:font-size-complex="15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fo:language="nl" fo:country="NL" style:font-size-asian="14pt" style:language-asian="nl" style:country-asian="NL" style:font-size-complex="14pt" style:language-complex="nl" style:country-complex="NL"/>
    </style:style>
    <style:style style:name="MT3" style:family="text">
      <style:text-properties fo:font-family="'Trebuchet MS'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'Trebuchet MS'" style:font-family-generic="swiss" style:font-pitch="variable" fo:font-size="15pt" fo:text-shadow="none" style:font-size-asian="15pt" style:font-size-complex="1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oco_25_20presentation" style:display-name="loco%20presentation" style:page-layout-name="PM1" draw:style-name="Mdp1">
      <office:forms form:automatic-focus="false" form:apply-design-mode="false"/>
      <draw:frame presentation:style-name="loco_25_20presentation-title" draw:layer="backgroundobjects" svg:width="26.199cm" svg:height="2cm" svg:x="0.801cm" svg:y="2cm" presentation:class="title" presentation:placeholder="true">
        <draw:text-box/>
      </draw:frame>
      <draw:frame presentation:style-name="Mpr1" draw:layer="backgroundobjects" svg:width="26.099cm" svg:height="15.36cm" svg:x="0.901cm" svg:y="4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6.523cm" svg:height="0.679cm" svg:x="0.977cm" svg:y="20.321cm" presentation:class="date-time">
        <draw:text-box>
          <text:p text:style-name="MP3"><text:span text:style-name="MT2">October 28, 2010</text:span></text:p>
        </draw:text-box>
      </draw:frame>
      <draw:frame presentation:style-name="Mpr2" draw:text-style-name="MP4" draw:layer="backgroundobjects" svg:width="8.875cm" svg:height="0.679cm" svg:x="9.625cm" svg:y="20.321cm" presentation:class="footer">
        <draw:text-box>
          <text:p text:style-name="MP4"><text:span text:style-name="MT3">Introducing BAT</text:span></text:p>
        </draw:text-box>
      </draw:frame>
      <draw:frame draw:style-name="Mgr3" draw:text-style-name="MP5" draw:layer="backgroundobjects" svg:width="11.297cm" svg:height="0.865cm" svg:x="17cm" svg:y="0.135cm">
        <draw:text-box>
          <text:p><text:span text:style-name="MT4">Armijn Hemel, Loco (Loohuis Consulting)</text:span></text:p>
        </draw:text-box>
      </draw:frame>
      <presentation:notes style:page-layout-name="PM0">
        <draw:page-thumbnail presentation:style-name="loco_25_20presentation-title" draw:layer="backgroundobjects" svg:width="14.848cm" svg:height="11.136cm" svg:x="3.075cm" svg:y="2.257cm" presentation:class="page"/>
        <draw:frame presentation:style-name="loco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6T20:04:13</meta:creation-date>
    <meta:editing-duration>PT66H45M33S</meta:editing-duration>
    <meta:editing-cycles>107</meta:editing-cycles>
    <dc:date>2010-10-28T09:55:49</dc:date>
    <meta:generator>OpenOffice.org/3.2$Linux OpenOffice.org_project/320m12$Build-9483</meta:generator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